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201a7a" officeooo:paragraph-rsid="00201a7a" style:font-size-asian="10pt" style:font-size-complex="10pt"/>
    </style:style>
    <style:style style:name="P2" style:family="paragraph" style:parent-style-name="Standard">
      <style:text-properties style:font-name="monospace" fo:font-size="10pt" officeooo:paragraph-rsid="002a44d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monospace" fo:font-size="10pt" fo:font-weight="normal" officeooo:rsid="0026de39" officeooo:paragraph-rsid="0026de39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monospace" fo:font-size="10pt" fo:font-weight="normal" officeooo:rsid="002850d2" officeooo:paragraph-rsid="002850d2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monospace" fo:font-size="10pt" fo:font-weight="normal" officeooo:rsid="0029e63d" officeooo:paragraph-rsid="0029e63d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monospace" fo:font-size="10pt" fo:font-weight="normal" officeooo:rsid="002c888d" officeooo:paragraph-rsid="002c888d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monospace" fo:font-size="10pt" fo:font-weight="normal" officeooo:rsid="002c888d" officeooo:paragraph-rsid="0033dbb2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monospace" fo:font-size="10pt" fo:font-weight="normal" officeooo:rsid="003051f7" officeooo:paragraph-rsid="003051f7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monospace" fo:font-size="10pt" fo:font-weight="normal" officeooo:rsid="0033dbb2" officeooo:paragraph-rsid="0033dbb2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monospace" fo:font-size="16pt" fo:font-weight="bold" officeooo:rsid="002850d2" officeooo:paragraph-rsid="002850d2" fo:background-color="#ffffff" style:font-size-asian="14pt" style:font-weight-asian="bold" style:font-size-complex="16pt" style:font-weight-complex="bold"/>
    </style:style>
    <style:style style:name="P11" style:family="paragraph" style:parent-style-name="Standard">
      <style:text-properties fo:color="#000000" style:font-name="monospace" fo:font-size="14pt" fo:font-weight="bold" officeooo:rsid="002850d2" officeooo:paragraph-rsid="002850d2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monospace" fo:font-size="14pt" fo:font-weight="bold" officeooo:rsid="00236f84" officeooo:paragraph-rsid="00236f84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monospace" fo:font-size="14pt" fo:font-weight="bold" officeooo:rsid="0026de39" officeooo:paragraph-rsid="0026de39" fo:background-color="#ffffff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monospace" fo:font-size="10pt" fo:font-weight="normal" officeooo:rsid="002850d2" officeooo:paragraph-rsid="002850d2" fo:background-color="#ffffff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monospace" fo:font-size="10pt" fo:font-weight="normal" officeooo:rsid="0029e63d" officeooo:paragraph-rsid="0029e63d" fo:background-color="#ffffff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monospace" fo:font-size="10pt" fo:font-weight="normal" officeooo:rsid="0026de39" officeooo:paragraph-rsid="0026de39" fo:background-color="#ffffff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monospace" fo:font-size="10pt" fo:background-color="#ffffff" style:font-size-asian="10pt" style:font-size-complex="10pt"/>
    </style:style>
    <style:style style:name="P18" style:family="paragraph" style:parent-style-name="Standard">
      <style:text-properties fo:color="#000000" style:font-name="monospace" fo:font-size="10pt" officeooo:rsid="00201a7a" officeooo:paragraph-rsid="00201a7a" fo:background-color="#ffffff" style:font-size-asian="10pt" style:font-size-complex="10pt"/>
    </style:style>
    <style:style style:name="P19" style:family="paragraph" style:parent-style-name="Standard">
      <style:text-properties fo:color="#000000" style:font-name="monospace" fo:font-size="10pt" officeooo:paragraph-rsid="0026de39" fo:background-color="#ffffff" style:font-size-asian="10pt" style:font-size-complex="10pt"/>
    </style:style>
    <style:style style:name="P20" style:family="paragraph" style:parent-style-name="Standard">
      <style:text-properties fo:color="#000000" style:font-name="monospace" fo:font-size="10pt" officeooo:rsid="0026de39" officeooo:paragraph-rsid="002a44d6" fo:background-color="#ffffff" style:font-size-asian="10pt" style:font-size-complex="10pt"/>
    </style:style>
    <style:style style:name="P21" style:family="paragraph" style:parent-style-name="Standard">
      <style:text-properties fo:color="#000000" style:font-name="monospace" fo:font-size="10pt" officeooo:rsid="0026de39" officeooo:paragraph-rsid="0026de39" fo:background-color="#ffffff" style:font-size-asian="10pt" style:font-size-complex="10pt"/>
    </style:style>
    <style:style style:name="P22" style:family="paragraph" style:parent-style-name="Standard">
      <style:text-properties fo:color="#000000" style:font-name="monospace" fo:font-size="10pt" fo:font-weight="bold" officeooo:rsid="002a44d6" officeooo:paragraph-rsid="002a44d6" fo:background-color="#ffffff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monospace" fo:font-size="14pt" fo:font-weight="bold" officeooo:rsid="002c888d" officeooo:paragraph-rsid="002c888d" fo:background-color="#ffffff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monospace" fo:font-size="10pt" fo:font-weight="normal" officeooo:rsid="002c888d" officeooo:paragraph-rsid="002c888d" fo:background-color="#ffffff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monospace" fo:font-size="10pt" fo:font-weight="normal" officeooo:rsid="002fa9e1" officeooo:paragraph-rsid="002c888d" fo:background-color="#ffffff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monospace" fo:font-size="10pt" fo:font-weight="normal" officeooo:rsid="003051f7" officeooo:paragraph-rsid="003051f7" fo:background-color="#ffffff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monospace" fo:font-size="10pt" fo:font-weight="bold" officeooo:rsid="002c888d" officeooo:paragraph-rsid="002c888d" fo:background-color="#ffffff" style:font-size-asian="8.75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monospace" fo:font-size="10pt" officeooo:paragraph-rsid="0026de39" fo:background-color="#ffffff" style:font-size-asian="10pt" style:font-size-complex="10pt"/>
    </style:style>
    <style:style style:name="P29" style:family="paragraph" style:parent-style-name="Standard">
      <style:text-properties fo:color="#000000" style:font-name="monospace" fo:font-size="10pt" officeooo:rsid="0026de39" officeooo:paragraph-rsid="002a44d6" fo:background-color="#ffffff" style:font-size-asian="10pt" style:font-size-complex="10pt"/>
    </style:style>
    <style:style style:name="P30" style:family="paragraph" style:parent-style-name="Standard">
      <style:text-properties fo:color="#000000" style:font-name="monospace" fo:font-size="10pt" officeooo:rsid="003ef14e" officeooo:paragraph-rsid="003ef14e" fo:background-color="#ffffff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monospace" fo:font-size="10pt" officeooo:paragraph-rsid="003ef14e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monospace" fo:font-size="10pt" officeooo:paragraph-rsid="0041a667" style:font-size-asian="10pt" style:font-size-complex="10pt"/>
    </style:style>
    <style:style style:name="P33" style:family="paragraph" style:parent-style-name="Standard">
      <style:text-properties style:font-name="monospace" fo:font-size="10pt" fo:font-weight="normal" officeooo:rsid="0042b9f2" officeooo:paragraph-rsid="0042b9f2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font-name="monospace" fo:font-size="10pt" fo:font-weight="normal" officeooo:rsid="0033dbb2" officeooo:paragraph-rsid="0033dbb2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font-name="monospace" officeooo:paragraph-rsid="002a44d6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21a054" fo:background-color="#ffffff" loext:char-shading-value="0"/>
    </style:style>
    <style:style style:name="T3" style:family="text">
      <style:text-properties fo:color="#000000" officeooo:rsid="00232d5d" fo:background-color="#ffffff" loext:char-shading-value="0"/>
    </style:style>
    <style:style style:name="T4" style:family="text">
      <style:text-properties fo:color="#000000" officeooo:rsid="00262ee5" fo:background-color="#ffffff" loext:char-shading-value="0"/>
    </style:style>
    <style:style style:name="T5" style:family="text">
      <style:text-properties fo:color="#000000" officeooo:rsid="002850d2" fo:background-color="#ffffff" loext:char-shading-value="0"/>
    </style:style>
    <style:style style:name="T6" style:family="text">
      <style:text-properties fo:color="#000000" officeooo:rsid="0029e63d" fo:background-color="#ffffff" loext:char-shading-value="0"/>
    </style:style>
    <style:style style:name="T7" style:family="text">
      <style:text-properties fo:color="#000000" officeooo:rsid="002a44d6" fo:background-color="#ffffff" loext:char-shading-value="0"/>
    </style:style>
    <style:style style:name="T8" style:family="text">
      <style:text-properties fo:color="#000000" officeooo:rsid="002dcd94" fo:background-color="#ffffff" loext:char-shading-value="0"/>
    </style:style>
    <style:style style:name="T9" style:family="text">
      <style:text-properties fo:color="#000000" officeooo:rsid="002fa9e1" fo:background-color="#ffffff" loext:char-shading-value="0"/>
    </style:style>
    <style:style style:name="T10" style:family="text">
      <style:text-properties fo:color="#000000" officeooo:rsid="003051f7" fo:background-color="#ffffff" loext:char-shading-value="0"/>
    </style:style>
    <style:style style:name="T11" style:family="text">
      <style:text-properties fo:color="#000000" officeooo:rsid="0031da4c" fo:background-color="#ffffff" loext:char-shading-value="0"/>
    </style:style>
    <style:style style:name="T12" style:family="text">
      <style:text-properties fo:color="#000000" officeooo:rsid="00338869" fo:background-color="#ffffff" loext:char-shading-value="0"/>
    </style:style>
    <style:style style:name="T13" style:family="text">
      <style:text-properties fo:color="#000000" officeooo:rsid="0034f5c0" fo:background-color="#ffffff" loext:char-shading-value="0"/>
    </style:style>
    <style:style style:name="T14" style:family="text">
      <style:text-properties fo:color="#000000" officeooo:rsid="00358e58" fo:background-color="#ffffff" loext:char-shading-value="0"/>
    </style:style>
    <style:style style:name="T15" style:family="text">
      <style:text-properties fo:color="#000000" officeooo:rsid="003705b2" fo:background-color="#ffffff" loext:char-shading-value="0"/>
    </style:style>
    <style:style style:name="T16" style:family="text">
      <style:text-properties fo:color="#000000" officeooo:rsid="0038dee1" fo:background-color="#ffffff" loext:char-shading-value="0"/>
    </style:style>
    <style:style style:name="T17" style:family="text">
      <style:text-properties fo:color="#000000" officeooo:rsid="003a79c0" fo:background-color="#ffffff" loext:char-shading-value="0"/>
    </style:style>
    <style:style style:name="T18" style:family="text">
      <style:text-properties fo:color="#000000" officeooo:rsid="003c88e7" fo:background-color="#ffffff" loext:char-shading-value="0"/>
    </style:style>
    <style:style style:name="T19" style:family="text">
      <style:text-properties fo:color="#000000" officeooo:rsid="003ef14e" fo:background-color="#ffffff" loext:char-shading-value="0"/>
    </style:style>
    <style:style style:name="T20" style:family="text">
      <style:text-properties fo:color="#000000" officeooo:rsid="0041a667" fo:background-color="#ffffff" loext:char-shading-value="0"/>
    </style:style>
    <style:style style:name="T21" style:family="text">
      <style:text-properties fo:color="#000000" officeooo:rsid="00422c78" fo:background-color="#ffffff" loext:char-shading-value="0"/>
    </style:style>
    <style:style style:name="T22" style:family="text">
      <style:text-properties fo:color="#000000" officeooo:rsid="00436de7" fo:background-color="#ffffff" loext:char-shading-value="0"/>
    </style:style>
    <style:style style:name="T23" style:family="text">
      <style:text-properties fo:color="#000000" officeooo:rsid="0043e983" fo:background-color="#ffffff" loext:char-shading-value="0"/>
    </style:style>
    <style:style style:name="T24" style:family="text">
      <style:text-properties fo:color="#000000" officeooo:rsid="0045ddbb" fo:background-color="#ffffff" loext:char-shading-value="0"/>
    </style:style>
    <style:style style:name="T25" style:family="text">
      <style:text-properties fo:color="#000000" fo:font-size="14pt" fo:font-weight="bold" officeooo:rsid="00236f84" fo:background-color="#ffffff" loext:char-shading-value="0" style:font-size-asian="14pt" style:font-weight-asian="bold" style:font-size-complex="14pt" style:font-weight-complex="bold"/>
    </style:style>
    <style:style style:name="T26" style:family="text">
      <style:text-properties fo:color="#000000" fo:font-size="14pt" fo:font-weight="bold" officeooo:rsid="0026de39" fo:background-color="#ffffff" loext:char-shading-value="0" style:font-size-asian="14pt" style:font-weight-asian="bold" style:font-size-complex="14pt" style:font-weight-complex="bold"/>
    </style:style>
    <style:style style:name="T27" style:family="text">
      <style:text-properties fo:color="#000000" fo:font-size="14pt" fo:font-weight="bold" officeooo:rsid="003e310f" fo:background-color="#ffffff" loext:char-shading-value="0" style:font-size-asian="14pt" style:font-weight-asian="bold" style:font-size-complex="14pt" style:font-weight-complex="bold"/>
    </style:style>
    <style:style style:name="T28" style:family="text">
      <style:text-properties fo:color="#000000" fo:font-weight="bold" officeooo:rsid="002a44d6" fo:background-color="#ffffff" loext:char-shading-value="0" style:font-weight-asian="bold" style:font-weight-complex="bold"/>
    </style:style>
    <style:style style:name="T29" style:family="text">
      <style:text-properties fo:color="#000000" fo:font-size="10pt" fo:font-weight="bold" officeooo:rsid="002a44d6" fo:background-color="#ffffff" loext:char-shading-value="0" style:font-size-asian="10pt" style:font-weight-asian="bold" style:font-size-complex="10pt" style:font-weight-complex="bold"/>
    </style:style>
    <style:style style:name="T30" style:family="text">
      <style:text-properties fo:color="#000000" fo:font-size="10pt" fo:background-color="#ffffff" loext:char-shading-value="0" style:font-size-asian="10pt" style:font-size-complex="10pt"/>
    </style:style>
    <style:style style:name="T31" style:family="text">
      <style:text-properties officeooo:rsid="003e310f"/>
    </style:style>
    <style:style style:name="T32" style:family="text">
      <style:text-properties officeooo:rsid="0046b3f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erformance Evaluation</text:p>
      <text:p text:style-name="P10"/>
      <text:p text:style-name="P11">Introduction:</text:p>
      <text:p text:style-name="P4"><text:span text:style-name="T1">For each sample size n, the SAR of nC2 </text:span><text:span text:style-name="T18">interpolated </text:span><text:span text:style-name="T1">lines was computed with the use of the </text:span><text:span text:style-name="T6">parallelized </text:span><text:span text:style-name="T1">map function. Since nC2 is about n^2 and the SAR function is O(n), the time complexity of the map operation was O(n^3).</text:span></text:p>
      <text:p text:style-name="P14"/>
      <text:p text:style-name="P15">The L1 was then found by minimizing the SAR with the parallelized fold function. </text:p>
      <text:p text:style-name="P15"/>
      <text:p text:style-name="P5"><text:span text:style-name="T1">Each test was run with 1, 4, and 8 threads in turn. </text:span><text:span text:style-name="T7">The tests are run from dataPar.c in main.</text:span></text:p>
      <text:p text:style-name="P13"/>
      <text:p text:style-name="P13">Hardware: </text:p>
      <text:p text:style-name="P16">Intel® Core™ i7-3520M CPU @ 2.90GHz × 4 </text:p>
      <text:p text:style-name="P3"><text:span text:style-name="T1">9.6 GiB </text:span><text:span text:style-name="T5">RAM</text:span></text:p>
      <text:p text:style-name="P12"/>
      <text:p text:style-name="P12">Task 1: CPI <text:span text:style-name="T31">D</text:span>ata</text:p>
      <text:p text:style-name="P18"/>
      <text:p text:style-name="P1"><text:span text:style-name="T1">These </text:span><text:span text:style-name="T4">all </text:span><text:span text:style-name="T1">produce</text:span><text:span text:style-name="T6">d</text:span><text:span text:style-name="T1"> the same values as the table in the paper, they all r</text:span><text:span text:style-name="T6">a</text:span><text:span text:style-name="T1">n in 0 </text:span><text:span text:style-name="T3">or </text:span><text:span text:style-name="T2">1 </text:span><text:span text:style-name="T1">ms, boooriiing, skip ahead.</text:span></text:p>
      <text:p text:style-name="P17"/>
      <text:p text:style-name="P22">Output:</text:p>
      <text:p text:style-name="P19">computing L1 of 6 points <text:line-break/>with 0 threads <text:line-break/>Map: 0 ms <text:line-break/>fold1: 0 ms <text:line-break/>L1-&gt; intercept:87.599998,  slope:1.325001,  SAR:1.624992 <text:line-break/><text:line-break/>with 4 threads <text:line-break/>Map: 0 ms <text:line-break/>fold1: 0 ms <text:line-break/>L1-&gt; intercept:87.599998,  slope:1.325001,  SAR:1.624992 <text:line-break/><text:line-break/>with 8 threads <text:line-break/>Map: 1 ms <text:line-break/>fold1: 0 ms <text:line-break/>L1-&gt; intercept:87.599998,  slope:1.325001,  SAR:1.624992 <text:line-break/><text:line-break/>------------------------ <text:line-break/><text:line-break/>computing L1 of 10 points <text:line-break/>with 0 threads <text:line-break/>Map: 0 ms <text:line-break/>fold1: 0 ms <text:line-break/>L1-&gt; intercept:86.560005,  slope:1.920000,  SAR:6.599991 <text:line-break/><text:line-break/>with 4 threads <text:line-break/>Map: 1 ms <text:line-break/>fold1: 0 ms <text:line-break/>L1-&gt; intercept:86.560005,  slope:1.920000,  SAR:6.599991 <text:line-break/><text:line-break/>with 8 threads <text:line-break/>Map: 0 ms <text:line-break/>fold1: 0 ms <text:line-break/>L1-&gt; intercept:86.560005,  slope:1.920000,  SAR:6.599991 <text:line-break/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text:line-break/>------------------------                                                                                                                          <text:line-break/><text:line-break/>computing L1 of 14 points <text:line-break/>with 0 threads <text:line-break/>Map: 1 ms <text:line-break/><text:soft-page-break/>fold1: 0 ms <text:line-break/>L1-&gt; intercept:84.571434,  slope:2.242857,  SAR:8.857140 <text:line-break/><text:line-break/>with 4 threads <text:line-break/>Map: 0 ms <text:line-break/>fold1: 0 ms <text:line-break/>L1-&gt; intercept:84.571434,  slope:2.242857,  SAR:8.857140 <text:line-break/><text:line-break/>with 8 threads <text:line-break/>Map: 0 ms <text:line-break/>fold1: 1 ms <text:line-break/>L1-&gt; intercept:84.571434,  slope:2.242857,  SAR:8.857140 <text:line-break/><text:line-break/>------------------------ <text:line-break/><text:line-break/>computing L1 of 18 points <text:line-break/>with 0 threads <text:line-break/>Map: 0 ms <text:line-break/>fold1: 0 ms <text:line-break/>L1-&gt; intercept:86.000000,  slope:2.100000,  SAR:11.300003 <text:line-break/><text:line-break/>with 4 threads <text:line-break/>Map: 0 ms <text:line-break/>fold1: 0 ms <text:line-break/>L1-&gt; intercept:86.000000,  slope:2.100000,  SAR:11.300003 <text:line-break/><text:line-break/>with 8 threads <text:line-break/>Map: 1 ms <text:line-break/>fold1: 0 ms <text:line-break/>L1-&gt; intercept:86.000000,  slope:2.100000,  SAR:11.300003 <text:line-break/><text:line-break/>------------------------<text:line-break/><text:line-break/></text:p>
      <text:p text:style-name="P19"/>
      <text:p text:style-name="P19"/>
      <text:p text:style-name="P2"><text:span text:style-name="T25">Task </text:span><text:span text:style-name="T26">2</text:span><text:span text:style-name="T25">: </text:span><text:span text:style-name="T26">Stremflow</text:span><text:span text:style-name="T25"> </text:span><text:span text:style-name="T27">D</text:span><text:span text:style-name="T25">ata</text:span><text:span text:style-name="T1"><text:line-break/><text:line-break/></text:span><text:span text:style-name="T28">n = 356:</text:span></text:p>
      <text:p text:style-name="P20">With O(356^3) we can now see significant speedups from multi-threading, in map at least. <text:span text:style-name="T31">Going going from single to 4-threaded halves the computation time! However, adding another 4 threads doesn’t seem to affect performance at all (the difference between 93 and 89 ms is just random noise). I will come back to this in the “More Threads than Cores” section. </text:span></text:p>
      <text:p text:style-name="P20"/>
      <text:p text:style-name="P30"><text:span text:style-name="T32">And </text:span>Fold1 still takes a negligible amount of time.</text:p>
      <text:p text:style-name="P30"/>
      <text:p text:style-name="P20"/>
      <text:p text:style-name="P22"><text:soft-page-break/>Output:</text:p>
      <text:p text:style-name="P19">computing L1 of 365 points <text:line-break/>with 0 threads <text:line-break/>Map: 189 ms <text:line-break/>fold1: 1 ms <text:line-break/>L1-&gt; intercept:173.590912,  slope:-0.116162,  SAR:90229.960938 <text:line-break/><text:line-break/>with 4 threads <text:line-break/>Map: 89 ms <text:line-break/>fold1: 1 ms <text:line-break/>L1-&gt; intercept:173.590912,  slope:-0.116162,  SAR:90229.960938 <text:line-break/><text:line-break/>with 8 threads <text:line-break/>Map: 93 ms <text:line-break/>fold1: 0 ms <text:line-break/>L1-&gt; intercept:173.590912,  slope:-0.116162,  SAR:90229.960938 <text:line-break/><text:line-break/>------------------------</text:p>
      <text:p text:style-name="P21"/>
      <text:p text:style-name="P21"/>
      <text:p text:style-name="P21"/>
      <text:p text:style-name="P22">n = 3652:</text:p>
      <text:p text:style-name="P31"><text:span text:style-name="T19">For this huge computation we see the same behaviour from map: the jump to 4 threads halves the time, but increasing to 8 does nothing.</text:span></text:p>
      <text:p text:style-name="P31"><text:span text:style-name="T19"/></text:p>
      <text:p text:style-name="P32"><text:span text:style-name="T19">As for fold1, we can see that for this application the reduction step needn’t be parallelized at all. </text:span><text:span text:style-name="T24">No matter the number of threads, the time for this calculation usually hovered at around 55 ms.</text:span><text:span text:style-name="T20"> </text:span><text:span text:style-name="T1"><text:line-break/></text:span></text:p>
      <text:p text:style-name="P35"><text:span text:style-name="T29">Output:</text:span><text:span text:style-name="T30"><text:line-break/>computing L1 of 3652 points <text:line-break/>with 0 threads <text:line-break/>Map: 182419 ms <text:line-break/>fold1: 49 ms <text:line-break/>L1-&gt; intercept:137.252686,  slope:-0.002679,  SAR:862936.937500 <text:line-break/><text:line-break/>with 4 threads <text:line-break/>Map: 86627 ms <text:line-break/>fold1: 60 ms <text:line-break/>L1-&gt; intercept:137.252686,  slope:-0.002679,  SAR:862936.937500 <text:line-break/><text:line-break/>with 8 threads <text:line-break/>Map: 86296 ms <text:line-break/>fold1: 51 ms <text:line-break/>L1-&gt; intercept:137.252686,  slope:-0.002679,  SAR:862936.937500 <text:line-break/><text:line-break/>------------------------<text:line-break/><text:line-break/></text:span></text:p>
      <text:p text:style-name="P23"><text:span text:style-name="T31">M</text:span>ore <text:span text:style-name="T31">T</text:span>hreads than <text:span text:style-name="T31">C</text:span>ores</text:p>
      <text:p text:style-name="P24"/>
      <text:p text:style-name="P33"><text:span text:style-name="T1">So does spawning more threads than you have cores help performance or not?</text:span></text:p>
      <text:p text:style-name="P33"><text:span text:style-name="T1"/></text:p>
      <text:p text:style-name="P7"><text:span text:style-name="T1">I hypothesize that when there are more threads than cores, </text:span><text:span text:style-name="T11">the </text:span><text:span text:style-name="T1">overall </text:span><text:span text:style-name="T12">computation</text:span><text:span text:style-name="T1"> time </text:span><text:span text:style-name="T11">is cut down if </text:span><text:span text:style-name="T1">the cores that finish their thread first can start </text:span><text:span text:style-name="T22">on </text:span><text:span text:style-name="T1">another </text:span><text:span text:style-name="T22">thread</text:span><text:span text:style-name="T1">. </text:span><text:span text:style-name="T14">For example, l</text:span><text:span text:style-name="T1">et’s say you have 3 threads that take 1, 1, and 2 seconds respectively. If you have 2 cores working on the problem, then one core can run threads 1 and 2 sequentially while the other core runs thread 3. </text:span><text:span text:style-name="T8">However, if all your threads take the same time to compute, then you don’t need any more threads than you have cores, by the hypothesis.</text:span></text:p>
      <text:p text:style-name="P24"><text:soft-page-break/></text:p>
      <text:p text:style-name="P6"><text:span text:style-name="T9">To test this</text:span><text:span text:style-name="T1">, I </text:span><text:span text:style-name="T9">made</text:span><text:span text:style-name="T1"> a function with parameters acc and num, which just loop</text:span><text:span text:style-name="T10">s</text:span><text:span text:style-name="T1"> num times. </text:span><text:span text:style-name="T9">I then made 2 arrays of length 10^5; One had elements </text:span><text:span text:style-name="T10">increasing</text:span><text:span text:style-name="T9"> from 1 to 10^5, and </text:span><text:span text:style-name="T10">the other</text:span><text:span text:style-name="T9"> had (10^5)/2 in every spot. I then folded over both arrays in turn and timed the results (I also wanted to prove to myself that </text:span><text:span text:style-name="T10">fold1 was properly parallelized, since the main tests were so unsatisfactory</text:span><text:span text:style-name="T9">).</text:span></text:p>
      <text:p text:style-name="P25"/>
      <text:p text:style-name="P8"><text:span text:style-name="T9">F</text:span><text:span text:style-name="T1">rom the output </text:span><text:span text:style-name="T23">and corresponding chart</text:span><text:span text:style-name="T1"> below you can see that with the rising array </text:span><text:span text:style-name="T23">the time interval</text:span><text:span text:style-name="T1"> </text:span><text:span text:style-name="T23">kept decreasing and only hit its minimum level at about 11 threads, whereas with the flat array it stopped decreasing at 4. </text:span><text:span text:style-name="T1">This supports the hypothesis. The fact that task 2 didn’t benefit much from extra cores suggests that each chunk was a roughly equal amount of work, which makes sense </text:span><text:span text:style-name="T11">given the SAR function.</text:span></text:p>
      <text:p text:style-name="P26"/>
      <text:p text:style-name="P8"><text:span text:style-name="T1">My conclusion is that if you </text:span><text:span text:style-name="T15">suspect </text:span><text:span text:style-name="T17">that the workload is going to be unevenly distributed</text:span><text:span text:style-name="T1"> it is definitely worth spawning more </text:span><text:span text:style-name="T13">threads </text:span><text:span text:style-name="T1">than you have cores.</text:span></text:p>
      <text:p text:style-name="P26"/>
      <text:p text:style-name="P9"><text:span text:style-name="T1">You can find th</text:span><text:span text:style-name="T16">e code for this</text:span><text:span text:style-name="T1"> test in “fold1.c”</text:span></text:p>
      <text:p text:style-name="P9"><text:span text:style-name="T1"/></text:p>
      <text:p text:style-name="P9"><text:span text:style-name="T1"/></text:p>
      <text:p text:style-name="P9"><draw:frame draw:style-name="fr1" draw:name="Object1" text:anchor-type="paragraph" svg:x="1.012cm" svg:y="0.011cm" svg:width="15.496cm" svg:height="8.83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26"/>
      <text:p text:style-name="P24"/>
      <text:p text:style-name="P27">output:</text:p>
      <text:p text:style-name="P24">extra test! <text:line-break/>commencing O(n^2) operation on 100000 elements <text:line-break/><text:line-break/>first with workload distributed unevenly over threads: <text:line-break/>8561 ms with 1 threads <text:line-break/>6557 ms with 2 threads <text:line-break/>5197 ms with 3 threads <text:line-break/>4518 ms with 4 threads <text:line-break/>3669 ms with 5 threads <text:line-break/>3709 ms with 6 threads <text:line-break/>3628 ms with 7 threads <text:line-break/>3604 ms with 8 threads <text:line-break/>3484 ms with 9 threads <text:line-break/>3380 ms with 10 threads <text:line-break/>3314 ms with 11 threads <text:line-break/>3266 ms with 12 threads <text:line-break/>3252 ms with 13 threads <text:line-break/>3276 ms with 14 threads <text:line-break/>3279 ms with 15 threads <text:line-break/>3215 ms with 16 threads <text:line-break/><text:line-break/>now with workload distributed evenly over threads: <text:line-break/><text:soft-page-break/>8601 ms with 1 threads <text:line-break/>4555 ms with 2 threads <text:line-break/>3876 ms with 3 threads <text:line-break/>3154 ms with 4 threads <text:line-break/>3276 ms with 5 threads <text:line-break/>3203 ms with 6 threads <text:line-break/>3189 ms with 7 threads <text:line-break/>3164 ms with 8 threads <text:line-break/>3190 ms with 9 threads <text:line-break/>3163 ms with 10 threads <text:line-break/>3165 ms with 11 threads <text:line-break/>3157 ms with 12 threads <text:line-break/>3169 ms with 13 threads <text:line-break/>3162 ms with 14 threads <text:line-break/>3154 ms with 15 threads <text:line-break/>3158 ms with 16 threads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58:27.501718441</meta:creation-date>
    <dc:date>2020-02-28T13:38:28.854673421</dc:date>
    <meta:editing-duration>PT1H44M33S</meta:editing-duration>
    <meta:editing-cycles>27</meta:editing-cycles>
    <meta:generator>LibreOffice/6.0.7.3$Linux_X86_64 LibreOffice_project/00m0$Build-3</meta:generator>
    <meta:document-statistic meta:table-count="0" meta:image-count="0" meta:object-count="1" meta:page-count="5" meta:paragraph-count="30" meta:word-count="1008" meta:character-count="6452" meta:non-whitespace-character-count="50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95cm" svg:height="8.831cm" xlink:href="." xlink:type="simple" chart:class="chart:scatter" chart:style-name="ch1">
        <chart:title svg:x="3.867cm" svg:y="0.312cm" chart:style-name="ch2">
          <text:p>multi-threaded computation on 4 cores</text:p>
        </chart:title>
        <chart:legend chart:legend-position="end" svg:x="13.04cm" svg:y="3.867cm" style:legend-expansion="high" chart:style-name="ch3"/>
        <chart:plot-area chart:style-name="ch4" chart:data-source-has-labels="both" svg:x="1.32cm" svg:y="1.267cm" svg:width="11.411cm" svg:height="6.407cm">
          <chartooo:coordinate-region svg:x="2.312cm" svg:y="1.466cm" svg:width="10.047cm" svg:height="5.561cm"/>
          <chart:axis chart:dimension="x" chart:name="primary-x" chart:style-name="ch5" chartooo:axis-type="auto">
            <chart:title svg:x="5.658cm" svg:y="7.85cm" chart:style-name="ch6">
              <text:p>number of threads</text:p>
            </chart:title>
            <chart:categories table:cell-range-address="local-table.$A$2:.$A$17"/>
          </chart:axis>
          <chart:axis chart:dimension="y" chart:name="primary-y" chart:style-name="ch5">
            <chart:title svg:x="0.451cm" svg:y="6.115cm" chart:style-name="ch7">
              <text:p>computation time (ms)</text:p>
            </chart:title>
            <chart:grid chart:style-name="ch8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series chart:style-name="ch10" chart:values-cell-range-address="local-table.$D$2:.$D$17" chart:label-cell-address="local-table.$D$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neven</text:p>
              </table:table-cell>
              <table:table-cell office:value-type="string">
                <text:p>ev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561">
                <text:p>8561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57">
                <text:p>6557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97">
                <text:p>5197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18">
                <text:p>4518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69">
                <text:p>3669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09">
                <text:p>3709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28">
                <text:p>362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604">
                <text:p>360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84">
                <text:p>348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80">
                <text:p>3380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314">
                <text:p>3314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66">
                <text:p>326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52">
                <text:p>32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76">
                <text:p>3276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79">
                <text:p>3279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15">
                <text:p>3215</text:p>
              </table:table-cell>
              <table:table-cell office:value-type="float" office:value="3158">
                <text:p>3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